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6cm" fo:min-width="0.156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698cm" fo:min-width="0.448cm" fo:padding-top="0.151cm" fo:padding-bottom="0.151cm" fo:padding-left="0.276cm" fo:padding-right="0.27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5cm"/>
    </style:style>
    <style:style style:name="gr5" style:family="graphic" style:parent-style-name="standard">
      <style:graphic-properties svg:stroke-width="0.053cm" svg:stroke-color="#ffffff" draw:marker-start-width="0.279cm" draw:marker-end-width="0.279cm" svg:stroke-opacity="0%" draw:fill-color="#ffffff" draw:opacity="0%" draw:textarea-horizontal-align="justify" draw:textarea-vertical-align="middle" draw:auto-grow-height="false" fo:min-height="0.798cm" fo:min-width="0.448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0.798cm" fo:min-width="0.448cm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ffffff" draw:opacity="0%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cm" svg:height="1.5cm" svg:x="12.017cm" svg:y="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12.017cm" svg:y="3cm">
          <text:p text:style-name="P2">6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2.962cm" svg:y1="2.709cm" svg:x2="12.862cm" svg:y2="3.009cm">
          <text:p/>
        </draw:line>
        <draw:frame draw:style-name="gr4" draw:text-style-name="P4" draw:layer="layout" svg:width="3.635cm" svg:height="0.962cm" svg:x="13.665cm" svg:y="10.8cm">
          <draw:text-box>
            <text:p>Union(2, 4)</text:p>
          </draw:text-box>
        </draw:frame>
        <draw:custom-shape draw:style-name="gr1" draw:text-style-name="P1" draw:layer="layout" svg:width="1cm" svg:height="1.5cm" svg:x="9.969cm" svg:y="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9.969cm" svg:y="3cm">
          <text:p text:style-name="P2">5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0.914cm" svg:y1="2.709cm" svg:x2="10.814cm" svg:y2="3.009cm">
          <text:p/>
        </draw:line>
        <draw:custom-shape draw:style-name="gr1" draw:text-style-name="P1" draw:layer="layout" svg:width="1cm" svg:height="1.5cm" svg:x="7.969cm" svg:y="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7.969cm" svg:y="3cm">
          <text:p text:style-name="P2">4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8.914cm" svg:y1="2.709cm" svg:x2="8.814cm" svg:y2="3.009cm">
          <text:p/>
        </draw:line>
        <draw:custom-shape draw:style-name="gr1" draw:text-style-name="P1" draw:layer="layout" svg:width="1cm" svg:height="1.5cm" svg:x="6.021cm" svg:y="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6.021cm" svg:y="3cm">
          <text:p text:style-name="P2">3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6.966cm" svg:y1="2.709cm" svg:x2="6.866cm" svg:y2="3.009cm">
          <text:p/>
        </draw:line>
        <draw:custom-shape draw:style-name="gr1" draw:text-style-name="P1" draw:layer="layout" svg:width="1cm" svg:height="1.5cm" svg:x="3.973cm" svg:y="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3.973cm" svg:y="3cm">
          <text:p text:style-name="P2">2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918cm" svg:y1="2.709cm" svg:x2="4.818cm" svg:y2="3.009cm">
          <text:p/>
        </draw:line>
        <draw:custom-shape draw:style-name="gr1" draw:text-style-name="P1" draw:layer="layout" svg:width="1cm" svg:height="1.5cm" svg:x="2.025cm" svg:y="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2.025cm" svg:y="3cm">
          <text:p text:style-name="P2">1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.97cm" svg:y1="2.709cm" svg:x2="2.87cm" svg:y2="3.009cm">
          <text:p/>
        </draw:line>
        <draw:custom-shape draw:style-name="gr5" draw:text-style-name="P6" draw:layer="layout" svg:width="1cm" svg:height="1.1cm" svg:x="11.017cm" svg:y="4.301cm">
          <text:p text:style-name="P5">6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cm" svg:height="1.1cm" svg:x="9.017cm" svg:y="4.301cm">
          <text:p text:style-name="P5">4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cm" svg:height="1.1cm" svg:x="10.017cm" svg:y="4.301cm">
          <text:p text:style-name="P5">5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cm" svg:height="1.1cm" svg:x="8.017cm" svg:y="4.301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cm" svg:height="1.1cm" svg:x="7.017cm" svg:y="4.301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cm" svg:height="1.1cm" svg:x="6.017cm" svg:y="4.301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.1cm" svg:x="5.987cm" svg:y="5.401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.1cm" svg:x="6.987cm" svg:y="5.401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.1cm" svg:x="7.987cm" svg:y="5.401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.1cm" svg:x="8.987cm" svg:y="5.401cm">
          <text:p text:style-name="P5">4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.1cm" svg:x="9.987cm" svg:y="5.401cm">
          <text:p text:style-name="P5">5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.1cm" svg:x="10.987cm" svg:y="5.401cm">
          <text:p text:style-name="P5">6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2.297cm" svg:height="0.962cm" svg:x="3cm" svg:y="5.4cm">
          <draw:text-box>
            <text:p>parent</text:p>
          </draw:text-box>
        </draw:frame>
        <draw:custom-shape draw:style-name="gr6" draw:text-style-name="P6" draw:layer="layout" svg:width="1cm" svg:height="1.1cm" svg:x="5.988cm" svg:y="7.415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.1cm" svg:x="6.988cm" svg:y="7.415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.1cm" svg:x="7.988cm" svg:y="7.415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.1cm" svg:x="8.988cm" svg:y="7.415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.1cm" svg:x="9.988cm" svg:y="7.415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.1cm" svg:x="10.988cm" svg:y="7.415cm">
          <text:p text:style-name="P5">0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1.734cm" svg:height="0.962cm" svg:x="3.3cm" svg:y="7.5cm">
          <draw:text-box>
            <text:p>rank</text:p>
          </draw:text-box>
        </draw:frame>
        <draw:frame draw:style-name="gr7" draw:text-style-name="P4" draw:layer="layout" svg:width="1.065cm" svg:height="0.962cm" svg:x="8.735cm" svg:y="8.938cm">
          <draw:text-box>
            <text:p>а)</text:p>
          </draw:text-box>
        </draw:frame>
        <draw:custom-shape draw:style-name="gr1" draw:text-style-name="P1" draw:layer="layout" svg:width="1cm" svg:height="1.5cm" svg:x="12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12cm" svg:y="11.6cm">
          <text:p text:style-name="P2">6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2.945cm" svg:y1="11.309cm" svg:x2="12.845cm" svg:y2="11.609cm">
          <text:p/>
        </draw:line>
        <draw:custom-shape draw:style-name="gr1" draw:text-style-name="P1" draw:layer="layout" svg:width="1cm" svg:height="1.5cm" svg:x="9.952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9.952cm" svg:y="11.6cm">
          <text:p text:style-name="P2">5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0.897cm" svg:y1="11.309cm" svg:x2="10.797cm" svg:y2="11.609cm">
          <text:p/>
        </draw:line>
        <draw:custom-shape draw:style-name="gr2" draw:text-style-name="P1" draw:layer="layout" svg:width="1cm" svg:height="1cm" svg:x="5.2cm" svg:y="13.3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.5cm" svg:x="6.004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6.004cm" svg:y="11.6cm">
          <text:p text:style-name="P2">3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6.949cm" svg:y1="11.309cm" svg:x2="6.849cm" svg:y2="11.609cm">
          <text:p/>
        </draw:line>
        <draw:custom-shape draw:style-name="gr1" draw:text-style-name="P1" draw:layer="layout" svg:width="1cm" svg:height="1.5cm" svg:x="3.956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3.956cm" svg:y="11.6cm">
          <text:p text:style-name="P2">2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901cm" svg:y1="11.309cm" svg:x2="4.801cm" svg:y2="11.609cm">
          <text:p/>
        </draw:line>
        <draw:custom-shape draw:style-name="gr1" draw:text-style-name="P1" draw:layer="layout" svg:width="1cm" svg:height="1.5cm" svg:x="2.008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2.008cm" svg:y="11.6cm">
          <text:p text:style-name="P2">1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.953cm" svg:y1="11.309cm" svg:x2="2.853cm" svg:y2="11.609cm">
          <text:p/>
        </draw:line>
        <draw:custom-shape draw:style-name="gr5" draw:text-style-name="P6" draw:layer="layout" svg:width="1cm" svg:height="1.1cm" svg:x="11cm" svg:y="14.601cm">
          <text:p text:style-name="P5">6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cm" svg:height="1.1cm" svg:x="9cm" svg:y="14.601cm">
          <text:p text:style-name="P5">4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cm" svg:height="1.1cm" svg:x="10cm" svg:y="14.601cm">
          <text:p text:style-name="P5">5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cm" svg:height="1.1cm" svg:x="8cm" svg:y="14.601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cm" svg:height="1.1cm" svg:x="7cm" svg:y="14.601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cm" svg:height="1.1cm" svg:x="6cm" svg:y="14.601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.1cm" svg:x="5.97cm" svg:y="15.701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.1cm" svg:x="6.97cm" svg:y="15.701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.1cm" svg:x="7.97cm" svg:y="15.701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.1cm" svg:x="8.97cm" svg:y="15.701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.1cm" svg:x="9.97cm" svg:y="15.701cm">
          <text:p text:style-name="P5">5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.1cm" svg:x="10.97cm" svg:y="15.701cm">
          <text:p text:style-name="P5">6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2.297cm" svg:height="0.962cm" svg:x="2.983cm" svg:y="15.7cm">
          <draw:text-box>
            <text:p>parent</text:p>
          </draw:text-box>
        </draw:frame>
        <draw:custom-shape draw:style-name="gr6" draw:text-style-name="P6" draw:layer="layout" svg:width="1cm" svg:height="1.1cm" svg:x="5.971cm" svg:y="17.715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.1cm" svg:x="6.971cm" svg:y="17.715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.1cm" svg:x="7.971cm" svg:y="17.715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.1cm" svg:x="8.971cm" svg:y="17.715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.1cm" svg:x="9.971cm" svg:y="17.715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.1cm" svg:x="10.971cm" svg:y="17.715cm">
          <text:p text:style-name="P5">0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1.734cm" svg:height="0.962cm" svg:x="3.283cm" svg:y="17.8cm">
          <draw:text-box>
            <text:p>rank</text:p>
          </draw:text-box>
        </draw:frame>
        <draw:frame draw:style-name="gr7" draw:text-style-name="P4" draw:layer="layout" svg:width="1.078cm" svg:height="0.962cm" svg:x="8.718cm" svg:y="19.238cm">
          <draw:text-box>
            <text:p>б)</text:p>
          </draw:text-box>
        </draw:frame>
        <draw:line draw:style-name="gr8" draw:text-style-name="P3" draw:layer="layout" svg:x1="5.7cm" svg:y1="13.3cm" svg:x2="4.956cm" svg:y2="12.2cm">
          <text:p/>
        </draw:line>
        <draw:frame draw:style-name="gr4" draw:text-style-name="P4" draw:layer="layout" svg:width="3.635cm" svg:height="0.962cm" svg:x="13.652cm" svg:y="20.987cm">
          <draw:text-box>
            <text:p>Union(5, 2)</text:p>
          </draw:text-box>
        </draw:frame>
        <draw:custom-shape draw:style-name="gr1" draw:text-style-name="P1" draw:layer="layout" svg:width="1cm" svg:height="1.5cm" svg:x="11.987cm" svg:y="20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11.987cm" svg:y="21.787cm">
          <text:p text:style-name="P2">6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2.932cm" svg:y1="21.496cm" svg:x2="12.832cm" svg:y2="21.796cm">
          <text:p/>
        </draw:line>
        <draw:custom-shape draw:style-name="gr2" draw:text-style-name="P1" draw:layer="layout" svg:width="1cm" svg:height="1cm" svg:x="2.9cm" svg:y="23.5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5.187cm" svg:y="23.487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.5cm" svg:x="5.991cm" svg:y="20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5.991cm" svg:y="21.787cm">
          <text:p text:style-name="P2">3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6.936cm" svg:y1="21.496cm" svg:x2="6.836cm" svg:y2="21.796cm">
          <text:p/>
        </draw:line>
        <draw:custom-shape draw:style-name="gr1" draw:text-style-name="P1" draw:layer="layout" svg:width="1cm" svg:height="1.5cm" svg:x="3.943cm" svg:y="20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3.943cm" svg:y="21.787cm">
          <text:p text:style-name="P2">2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888cm" svg:y1="21.496cm" svg:x2="4.788cm" svg:y2="21.796cm">
          <text:p/>
        </draw:line>
        <draw:custom-shape draw:style-name="gr1" draw:text-style-name="P1" draw:layer="layout" svg:width="1cm" svg:height="1.5cm" svg:x="1.995cm" svg:y="20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1.995cm" svg:y="21.787cm">
          <text:p text:style-name="P2">1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.94cm" svg:y1="21.496cm" svg:x2="2.84cm" svg:y2="21.796cm">
          <text:p/>
        </draw:line>
        <draw:custom-shape draw:style-name="gr5" draw:text-style-name="P6" draw:layer="layout" svg:width="1cm" svg:height="1.1cm" svg:x="10.987cm" svg:y="24.788cm">
          <text:p text:style-name="P5">6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cm" svg:height="1.1cm" svg:x="8.987cm" svg:y="24.788cm">
          <text:p text:style-name="P5">4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cm" svg:height="1.1cm" svg:x="9.987cm" svg:y="24.788cm">
          <text:p text:style-name="P5">5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cm" svg:height="1.1cm" svg:x="7.987cm" svg:y="24.788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cm" svg:height="1.1cm" svg:x="6.987cm" svg:y="24.788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cm" svg:height="1.1cm" svg:x="5.987cm" svg:y="24.788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.1cm" svg:x="5.957cm" svg:y="25.888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.1cm" svg:x="6.957cm" svg:y="25.888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.1cm" svg:x="7.957cm" svg:y="25.888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.1cm" svg:x="8.957cm" svg:y="25.888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.1cm" svg:x="9.957cm" svg:y="25.888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.1cm" svg:x="10.957cm" svg:y="25.888cm">
          <text:p text:style-name="P5">6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2.297cm" svg:height="0.962cm" svg:x="2.97cm" svg:y="25.887cm">
          <draw:text-box>
            <text:p>parent</text:p>
          </draw:text-box>
        </draw:frame>
        <draw:custom-shape draw:style-name="gr6" draw:text-style-name="P6" draw:layer="layout" svg:width="1cm" svg:height="1.1cm" svg:x="5.958cm" svg:y="27.902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.1cm" svg:x="6.958cm" svg:y="27.902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.1cm" svg:x="7.958cm" svg:y="27.902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.1cm" svg:x="8.958cm" svg:y="27.902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.1cm" svg:x="9.958cm" svg:y="27.902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.1cm" svg:x="10.958cm" svg:y="27.902cm">
          <text:p text:style-name="P5">0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1.734cm" svg:height="0.962cm" svg:x="3.27cm" svg:y="27.987cm">
          <draw:text-box>
            <text:p>rank</text:p>
          </draw:text-box>
        </draw:frame>
        <draw:frame draw:style-name="gr7" draw:text-style-name="P4" draw:layer="layout" svg:width="1.052cm" svg:height="0.962cm" svg:x="8.705cm" svg:y="29.425cm">
          <draw:text-box>
            <text:p>в)</text:p>
          </draw:text-box>
        </draw:frame>
        <draw:line draw:style-name="gr8" draw:text-style-name="P3" draw:layer="layout" svg:x1="5.687cm" svg:y1="23.487cm" svg:x2="4.943cm" svg:y2="22.387cm">
          <text:p/>
        </draw:line>
        <draw:line draw:style-name="gr8" draw:text-style-name="P3" draw:layer="layout" svg:x1="3.356cm" svg:y1="23.5cm" svg:x2="3.943cm" svg:y2="22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cm" fo:page-height="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2-03T11:54:25.861000000</meta:creation-date>
    <dc:date>2021-12-27T13:39:01.721000000</dc:date>
    <meta:editing-duration>PT38M49S</meta:editing-duration>
    <meta:editing-cycles>30</meta:editing-cycles>
    <meta:generator>LibreOffice/5.4.3.2$Windows_X86_64 LibreOffice_project/92a7159f7e4af62137622921e809f8546db437e5</meta:generator>
    <meta:document-statistic meta:object-count="116"/>
  </office:meta>
</office:document-meta>
</file>